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d9885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d9885"/>
    </style:style>
    <style:style style:name="P6" style:family="paragraph" style:parent-style-name="Text_20_body">
      <style:text-properties officeooo:paragraph-rsid="000d9885"/>
    </style:style>
    <style:style style:name="P7" style:family="paragraph" style:parent-style-name="Text_20_body">
      <style:text-properties officeooo:paragraph-rsid="000eca88"/>
    </style:style>
    <style:style style:name="P8" style:family="paragraph" style:parent-style-name="Text_20_body">
      <style:text-properties officeooo:paragraph-rsid="00122afe"/>
    </style:style>
    <style:style style:name="P9" style:family="paragraph" style:parent-style-name="Standard">
      <style:paragraph-properties fo:text-align="justify" style:justify-single-word="false"/>
      <style:text-properties officeooo:paragraph-rsid="000c4d51"/>
    </style:style>
    <style:style style:name="P10" style:family="paragraph" style:parent-style-name="Text_20_body">
      <style:text-properties fo:color="#000000" style:text-line-through-style="none" style:font-name="Times New Roman" fo:font-size="12pt" style:text-underline-style="none" officeooo:rsid="00122afe" officeooo:paragraph-rsid="00122afe" style:font-name-asian="Times New Roman1" style:font-size-asian="12pt" style:font-name-complex="Times New Roman1" style:font-size-complex="12pt"/>
    </style:style>
    <style:style style:name="P11" style:family="paragraph" style:parent-style-name="Text_20_body">
      <style:text-properties fo:color="#000000" style:text-line-through-style="none" style:font-name="Times New Roman" fo:font-size="12pt" style:text-underline-style="none" officeooo:rsid="0012c811" officeooo:paragraph-rsid="0012c811" style:font-name-asian="Times New Roman1" style:font-size-asian="12pt" style:font-name-complex="Times New Roman1" style:font-size-complex="12pt"/>
    </style:style>
    <style:style style:name="P12" style:family="paragraph" style:parent-style-name="Text_20_body">
      <style:text-properties officeooo:paragraph-rsid="0012f41b"/>
    </style:style>
    <style:style style:name="T1" style:family="text">
      <style:text-properties officeooo:rsid="000d9885"/>
    </style:style>
    <style:style style:name="T2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4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122af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12c811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8" style:family="text">
      <style:text-properties officeooo:rsid="00114677"/>
    </style:style>
    <style:style style:name="T9" style:family="text">
      <style:text-properties officeooo:rsid="00122afe"/>
    </style:style>
    <style:style style:name="T10" style:family="text">
      <style:text-properties officeooo:rsid="0012f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Richiesta iscrizione </text:span><text:span text:style-name="T8">residente del comune di Fiscia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8">Maria</text:span><text:span text:style-name="T1"> (</text:span><text:span text:style-name="T8">casalinga)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8">Maria, casalinga di Fisciano,</text:span><text:span text:style-name="T1"> decide di usufruire del servizio asilo nido.</text:span></text:p>
            <text:p text:style-name="P2">2 <text:span text:style-name="T8">Maria</text:span><text:span text:style-name="T1"> accende il computer.</text:span></text:p>
            <text:p text:style-name="P3">3 <text:span text:style-name="T1">Si collega al sito per presentare la domanda.</text:span></text:p>
            <text:p text:style-name="P3">4 <text:span text:style-name="T1">Si apre il collegamento e il sito mostra la propria home</text:span><text:span text:style-name="T10">-</text:span><text:span text:style-name="T1">page.</text:span></text:p>
            <text:p text:style-name="P3"><text:span text:style-name="T1">5 </text:span><text:span text:style-name="T8">Mar</text:span><text:span text:style-name="T10">i</text:span><text:span text:style-name="T8">a</text:span><text:span text:style-name="T1"> cerca il modulo: “Modulo domanda </text:span><text:span text:style-name="T8">residenti comune di Fisciano</text:span><text:span text:style-name="T1">”.</text:span></text:p>
            <text:p text:style-name="P3"><text:span text:style-name="T1">6 Trovato </text:span><text:span text:style-name="T8">Mar</text:span><text:span text:style-name="T10">i</text:span><text:span text:style-name="T8">a</text:span><text:span text:style-name="T1"> clicca sul nome e attende che si carichi il documento.</text:span></text:p>
            <text:p text:style-name="P6"><text:span text:style-name="T1">7 Caricato il documento </text:span><text:span text:style-name="T8">Maria</text:span><text:span text:style-name="T1"> inizia a compilare </text:span><text:span text:style-name="T8">il modulo. Inserisce i propri dati (Nome, cognome, C F, </text:span><text:span text:style-name="T9">data di nascita</text:span><text:span text:style-name="T8">, indirizzo, </text:span><text:span text:style-name="T9">telefono ed email</text:span><text:span text:style-name="T8">), </text:span><text:span text:style-name="T9">se il bambino ha già frequentato negli anni precedenti, i dati del bambino e che tipo di fascia utenze sceglie (</text:span><text:span text:style-name="T7">full time dalle ore 8,30 alle ore 16,30 comprensiva dei pasti, </text:span><text:span text:style-name="T2">part-time mattutina dalle ore 8,30 alle ore 13,30 comprensiva dei pasti, <text:s/>part-time mattutina dalle ore 8,30 alle ore 12,00 senza somministrazione del pasto </text:span><text:span text:style-name="T3">e </text:span><text:span text:style-name="T2">part-time pomeridiana dalle ore 13,30 alle ore 16,30 senza somministrazione del pasto</text:span><text:span text:style-name="T5">)</text:span><text:span text:style-name="T2">. </text:span></text:p>
            <text:p text:style-name="P10">8 Continuando, Maria deve barrare alcune informazioni riguardante il suo lavoro e anche quello del suo coniuge / compagno.</text:p>
            <text:p text:style-name="P8"><text:span text:style-name="T5">9 </text:span><text:span text:style-name="T3">Compila i dati del genitore non richiedente barrando su “padre” o “madre” e continua compilando i dati anagrafici.</text:span></text:p>
            <text:p text:style-name="P11">10 Riempie la tabella inserendo i dati del suo nucleo familiare e barra con una croce <text:span text:style-name="T10">le</text:span> notizie che riguardano il bambino.</text:p>
            <text:p text:style-name="P12"><text:span text:style-name="T4">1</text:span><text:span text:style-name="T6">1</text:span><text:span text:style-name="T4"> </text:span><text:span text:style-name="T6">Maria</text:span><text:span text:style-name="T4"> controlla di aver inserito tutti i dati e rilegge il tutto.</text:span></text:p>
            <text:p text:style-name="P12"><text:span text:style-name="T4">1</text:span><text:span text:style-name="T6">2</text:span><text:span text:style-name="T4"> Assicuratasi di aver fatto tutto bene </text:span><text:span text:style-name="T6">Maria </text:span><text:span text:style-name="T4">clicca sul pulsante: “Invia modulo di iscrizione”.</text:span></text:p>
            <text:p text:style-name="P7"><text:span text:style-name="T4">1</text:span><text:span text:style-name="T6">3</text:span><text:span text:style-name="T4"> Il sito le mostra la frase: “modulo inviato con successo. Le sarà spedita una mail per la conferma dell'avvenuta consegna”.</text:span></text:p>
            <text:p text:style-name="P7"><text:span text:style-name="T4">1</text:span><text:span text:style-name="T6">4</text:span><text:span text:style-name="T4"> </text:span><text:span text:style-name="T6">Maria</text:span><text:span text:style-name="T4"> esce dal sistem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3</meta:editing-cycles>
    <meta:generator>LibreOffice/3.6$Windows_x86 LibreOffice_project/da8c1e6-fd468f4-454e206-f42a4a9-143cfd</meta:generator>
    <dc:date>2012-10-16T19:34:25.72</dc:date>
    <meta:document-statistic meta:table-count="1" meta:image-count="0" meta:object-count="0" meta:page-count="1" meta:paragraph-count="19" meta:word-count="286" meta:character-count="1746" meta:non-whitespace-character-count="1476"/>
  </office:meta>
</office:document-meta>
</file>